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1.408cm" svg:width="12.111cm" svg:height="2.58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0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5-06T12:21:52.540765207</meta:creation-date>
    <dc:date>2015-05-06T13:41:05.374328552</dc:date>
    <dc:creator>Ricardo Galli</dc:creator>
    <meta:editing-duration>PT16M41S</meta:editing-duration>
    <meta:editing-cycles>2</meta:editing-cycles>
    <meta:generator>LibreOffice/4.4.2.2$Linux_X86_64 LibreOffice_project/40m0$Build-2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4</mn>
                  </mtd>
                </mtr>
                <mtr>
                  <mtd>
                    <mn>7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5</mn>
                  </mtd>
                </mtr>
                <mtr>
                  <mtd>
                    <mn>8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6</mn>
                  </mtd>
                </mtr>
                <mtr>
                  <mtd>
                    <mn>9</mn>
                  </mtd>
                </mtr>
              </mtable>
            </mrow>
          </mrow>
          <mo fence="true" stretchy="true">]</mo>
        </mrow>
        <mo stretchy="false">×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</mrow>
          <mo fence="true" stretchy="true">]</mo>
        </mrow>
      </mrow>
      <mo stretchy="false">=</mo>
      <mrow>
        <mo fence="true" stretchy="true">[</mo>
        <mrow>
          <mrow>
            <mtable>
              <mtr>
                <mtd>
                  <mn>4</mn>
                </mtd>
              </mtr>
              <mtr>
                <mtd>
                  <mn>10</mn>
                </mtd>
              </mtr>
              <mtr>
                <mtd>
                  <mn>16</mn>
                </mtd>
              </mtr>
            </mtable>
            <mtable>
              <mtr>
                <mtd>
                  <mn>10</mn>
                </mtd>
              </mtr>
              <mtr>
                <mtd>
                  <mn>25</mn>
                </mtd>
              </mtr>
              <mtr>
                <mtd>
                  <mn>40</mn>
                </mtd>
              </mtr>
            </mtable>
            <mtable>
              <mtr>
                <mtd>
                  <mn>16</mn>
                </mtd>
              </mtr>
              <mtr>
                <mtd>
                  <mn>40</mn>
                </mtd>
              </mtr>
              <mtr>
                <mtd>
                  <mn>64</mn>
                </mtd>
              </mtr>
            </mtable>
          </mrow>
        </mrow>
        <mo fence="true" stretchy="true">]</mo>
      </mrow>
    </mrow>
    <annotation encoding="StarMath 5.0">left [ stack{1 # 4 # 7} stack{2 # 5 # 8} stack{3 # 6 # 9}  right ]  times left [ stack{1 # 0 # 1} stack{2 # 1 # 2} stack{3 # 2 # 3} right ] = left [ stack{4 # 10 # 16} stack{10 # 25 # 40} stack{16 # 40 # 64}  right]</annotation>
  </semantics>
</math>
</file>